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9-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-2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019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ncenedors (mecheros)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Boli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piso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àlvulas obú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Obusos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apes vàlvules obú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ina per treure obu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aretes soldadura forta 500 g, 0,2 mm, L-Ag5P, paquetes</text:p>
          </table:table-cell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Manguitos Cu1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ves candado Lince taquill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Hojas sierra arc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eu de re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aper borrador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rraca f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Armari 1</text:p>
          </table:table-cell>
          <table:table-cell table:style-name="ce4" office:value-type="date" office:date-value="2024-02-01" calcext:value-type="date">
            <text:p>1-2</text:p>
          </table:table-cell>
          <table:table-cell table:style-name="ce5" office:value-type="string" calcext:value-type="string">
            <text:p>Reducció H 20 mm M 11 mm - Acoplamiento de latón de 1/2" H GAS x 1/4" M SAE c/junta - https://www.pecomark.com/es/c/p/222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style-name="ce6"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Reducció H 17 mm M 11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19 mm a manguera 14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5/16” a M 1/4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laç amb vàlvula H 1/4” a M 1/4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T M-M-H 1/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inta carrocer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ilas 9 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Joc broques metall 1 a 1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olíme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Manòmentres 17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rmari 1</text:p>
          </table:table-cell>
          <table:table-cell table:style-name="ce4" office:value-type="date" office:date-value="2024-03-01" calcext:value-type="date">
            <text:p>1-3</text:p>
          </table:table-cell>
          <table:table-cell table:style-name="ce3" office:value-type="string" calcext:value-type="string">
            <text:p>Manòmentres 34 b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xpandidor de p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Joc abocardador, tallatu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Expandidor Uponor (falta cabezal para tubo de (5/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1/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7 m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Abocardad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alança refrige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omba b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Maleta herraminetas con puente manómet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ub Cu rotllo 5/8" mt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nonada Terrain 16 mm i casquillos mts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ompressor hermètic SECOP, FR1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Separador líquid /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Grup compressor/ condens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s Rothenberg , funcionament amb cart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 propilè W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office:value-type="date" office:date-value="2024-03-01" calcext:value-type="date">
            <text:p>1-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7">00.00.0000</text:date>, <text:time style:data-style-name="N2" text:time-value="10:52:47.575514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7T12:43:49.604967997</dc:date>
    <meta:editing-duration>PT1H54M45S</meta:editing-duration>
    <meta:editing-cycles>11</meta:editing-cycles>
    <meta:document-statistic meta:table-count="2" meta:cell-count="435" meta:object-count="0"/>
  </office:meta>
</office:document-meta>
</file>